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Montserrat SemiBold" svg:font-family="'Montserrat SemiBold'" style:font-adornments="Regular" style:font-pitch="variable"/>
    <style:font-face style:name="Montserrat SemiBold1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gradient" draw:fill-gradient-name="Gradient_20_42" draw:gradient-step-count="4" draw:opacity="100%" draw:opacity-name="" draw:textarea-horizontal-align="justify" draw:textarea-vertical-align="middle" draw:auto-grow-height="false" fo:min-height="6.1cm" fo:min-width="6.485cm" loext:decorative="false"/>
    </style:style>
    <style:style style:name="gr4" style:family="graphic" style:parent-style-name="objectwithoutfill">
      <style:graphic-properties svg:stroke-width="0.2cm" svg:stroke-color="#000000" draw:marker-start-width="0.5cm" draw:marker-end="Arrowheads_20_2" draw:marker-end-width="0.6cm" svg:stroke-linecap="round" draw:fill="none" draw:textarea-vertical-align="middle" fo:padding-top="0.225cm" fo:padding-bottom="0.225cm" fo:padding-left="0.35cm" fo:padding-right="0.35cm" loext:decorative="false"/>
    </style:style>
    <style:style style:name="gr5" style:family="graphic" style:parent-style-name="standard">
      <style:graphic-properties draw:stroke="none" draw:fill="none" loext:fill-use-slide-background="false" draw:textarea-vertical-align="middle" draw:auto-grow-height="false" fo:min-height="1.02cm" fo:min-width="5.85cm" loext:decorative="false"/>
      <style:paragraph-properties style:writing-mode="lr-tb"/>
    </style:style>
    <style:style style:name="gr6" style:family="graphic" style:parent-style-name="standard">
      <style:graphic-properties draw:stroke="none" draw:fill="none" loext:fill-use-slide-background="false" draw:textarea-vertical-align="middle" draw:auto-grow-height="false" fo:min-height="1.1cm" fo:min-width="6.25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fill-use-slide-background="false" draw:textarea-vertical-align="middle" draw:auto-grow-height="false" fo:min-height="1.02cm" fo:min-width="0.77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3" draw:marker-end-width="0.3cm" draw:fill="none" draw:fill-color="#729fcf" draw:textarea-vertical-align="middle" loext:decorative="false"/>
    </style:style>
    <style:style style:name="gr9" style:family="graphic" style:parent-style-name="standard">
      <style:graphic-properties draw:stroke="none" draw:fill="none" loext:fill-use-slide-background="false" draw:textarea-vertical-align="middle" draw:auto-grow-height="false" fo:min-height="1.02cm" fo:min-width="4.02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7.127cm" style:use-optimal-column-width="false"/>
    </style:style>
    <style:style style:name="co2" style:family="table-column">
      <style:table-column-properties style:column-width="20.723cm" style:use-optimal-column-width="false"/>
    </style:style>
    <style:style style:name="co3" style:family="table-column">
      <style:table-column-properties style:column-width="5.183cm" style:use-optimal-column-width="false"/>
    </style:style>
    <style:style style:name="co4" style:family="table-column">
      <style:table-column-properties style:column-width="5.18cm" style:use-optimal-column-width="false"/>
    </style:style>
    <style:style style:name="ro1" style:family="table-row">
      <style:table-row-properties style:row-height="1.475cm" style:use-optimal-row-height="false"/>
    </style:style>
    <style:style style:name="ro2" style:family="table-row">
      <style:table-row-properties style:row-height="2.881cm" style:use-optimal-row-height="false"/>
    </style:style>
    <style:style style:name="ro3" style:family="table-row">
      <style:table-row-properties style:row-height="3.542cm" style:use-optimal-row-height="false"/>
    </style:style>
    <style:style style:name="ro4" style:family="table-row">
      <style:table-row-properties style:row-height="7.271cm" style:use-optimal-row-height="false"/>
    </style:style>
    <style:style style:name="ro5" style:family="table-row">
      <style:table-row-properties style:row-height="1.395cm" style:use-optimal-row-height="false"/>
    </style:style>
    <style:style style:name="ro6" style:family="table-row">
      <style:table-row-properties style:row-height="1.829cm" style:use-optimal-row-height="false"/>
    </style:style>
    <style:style style:name="ro7" style:family="table-row">
      <style:table-row-properties style:row-height="1.82cm" style:use-optimal-row-height="false"/>
    </style:style>
    <style:style style:name="ce1" style:family="table-cell">
      <loext:graphic-properties draw:fill="solid" draw:fill-color="#fee100" draw:textarea-vertical-align="middle"/>
      <style:paragraph-properties fo:border-left="none" fo:border-right="none" fo:border-top="0.43pt solid #fee100" fo:border-bottom="0.43pt solid #fee100"/>
      <style:text-properties style:font-name="Montserrat" fo:font-size="21pt" fo:font-weight="bold" style:font-size-asian="21pt" style:font-weight-asian="bold" style:font-size-complex="21pt" style:font-weight-complex="bold"/>
    </style:style>
    <style:style style:name="ce2" style:family="table-cell">
      <loext:graphic-properties draw:textarea-vertical-align="middle"/>
      <style:paragraph-properties fo:border-left="none" fo:border-right="none" fo:border-top="none" fo:border-bottom="0.43pt solid #fee100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border-left="none" fo:border-right="none" fo:border-top="none" fo:border-bottom="0.43pt solid #fee100"/>
    </style:style>
    <style:style style:name="ce4" style:family="table-cell">
      <loext:graphic-properties draw:textarea-vertical-align="middle"/>
      <style:paragraph-properties fo:border-left="none" fo:border-right="none" fo:border-top="0.43pt solid #fee100" fo:border-bottom="0.43pt solid #fee100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border-left="none" fo:border-right="none" fo:border-top="0.43pt solid #fee100" fo:border-bottom="0.43pt solid #fee100"/>
    </style:style>
    <style:style style:name="ce6" style:family="table-cell">
      <loext:graphic-properties draw:fill="solid" draw:fill-color="#fee100" draw:textarea-vertical-align="middle"/>
      <style:paragraph-properties fo:border-left="none" fo:border-right="none" fo:border-top="0.43pt solid #fee100" fo:border-bottom="0.43pt solid #fee100"/>
      <style:text-properties style:font-name="Montserrat" fo:font-size="21pt" fo:font-weight="normal" style:font-size-asian="21pt" style:font-weight-asian="normal" style:font-size-complex="21pt" style:font-weight-complex="normal"/>
    </style:style>
    <style:style style:name="ce7" style:family="table-cell">
      <loext:graphic-properties draw:fill="solid" draw:fill-color="#fee100" draw:textarea-vertical-align="middle"/>
      <style:paragraph-properties fo:border="none"/>
      <style:text-properties style:font-name="Montserrat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fill="solid" draw:fill-color="#fee100" draw:textarea-vertical-align="middle"/>
      <style:paragraph-properties fo:border="none"/>
      <style:text-properties fo:color="#000000" loext:opacity="100%" style:font-name="Montserrat" fo:font-size="18pt" fo:font-weight="bold" style:letter-kerning="true" fo:background-color="transparent" style:font-name-asian="Noto Sans CJK SC" style:font-size-asian="18pt" style:font-weight-asian="bold" style:font-name-complex="Lohit Devanagari" style:font-size-complex="18pt" style:font-weight-complex="bold"/>
    </style:style>
    <style:style style:name="ce9" style:family="table-cell">
      <loext:graphic-properties draw:textarea-vertical-align="middle"/>
      <style:paragraph-properties fo:border-left="none" fo:border-right="none" fo:border-top="none" fo:border-bottom="0.43pt solid #fee100"/>
      <style:text-properties fo:color="#fee100" loext:opacity="100%" fo:font-weight="bold" fo:background-color="#000000" style:font-weight-asian="bold" style:font-weight-complex="bold"/>
    </style:style>
    <style:style style:name="ce10" style:family="table-cell">
      <loext:graphic-properties draw:textarea-vertical-align="middle"/>
      <style:paragraph-properties fo:border-left="none" fo:border-right="none" fo:border-top="none" fo:border-bottom="0.43pt solid #fee100"/>
      <style:text-properties fo:color="#000000" loext:opacity="100%" style:text-outline="false" fo:font-weight="bold" fo:background-color="transparent" style:font-weight-asian="bold" style:font-weight-complex="bold"/>
    </style:style>
    <style:style style:name="ce11" style:family="table-cell">
      <loext:graphic-properties draw:textarea-vertical-align="middle"/>
      <style:paragraph-properties fo:text-align="start" fo:border-left="none" fo:border-right="none" fo:border-top="0.43pt solid #fee100" fo:border-bottom="0.43pt solid #fee100"/>
      <style:text-properties fo:color="#fee100" loext:opacity="100%" fo:font-weight="bold" fo:background-color="#000000" style:font-weight-asian="bold" style:font-weight-complex="bold"/>
    </style:style>
    <style:style style:name="ce12" style:family="table-cell">
      <loext:graphic-properties draw:textarea-vertical-align="middle"/>
      <style:paragraph-properties fo:border-left="none" fo:border-right="none" fo:border-top="0.43pt solid #fee100" fo:border-bottom="0.43pt solid #fee100"/>
      <style:text-properties fo:color="#fee100" loext:opacity="100%" fo:font-weight="bold" fo:background-color="#000000" style:font-weight-asian="bold" style:font-weight-complex="bold"/>
    </style:style>
    <style:style style:name="P1" style:family="paragraph">
      <style:text-properties style:font-name="Montserrat" fo:font-size="21pt" fo:font-weight="bold" style:font-size-asian="21pt" style:font-weight-asian="bold" style:font-size-complex="21pt" style:font-weight-complex="bold"/>
    </style:style>
    <style:style style:name="P2" style:family="paragraph">
      <style:text-properties fo:font-size="18pt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.2cm" fo:text-align="start" fo:text-indent="0cm"/>
    </style:style>
    <style:style style:name="P5" style:family="paragraph">
      <style:paragraph-properties fo:margin-top="0.1cm" fo:margin-bottom="0cm" fo:text-align="start"/>
    </style:style>
    <style:style style:name="P6" style:family="paragraph">
      <loext:graphic-properties draw:fill-color="#ffffff"/>
    </style:style>
    <style:style style:name="P7" style:family="paragraph">
      <style:text-properties style:font-name="Montserrat" fo:font-size="21pt" fo:font-weight="normal" style:font-size-asian="21pt" style:font-weight-asian="normal" style:font-size-complex="21pt" style:font-weight-complex="normal"/>
    </style:style>
    <style:style style:name="P8" style:family="paragraph">
      <style:text-properties style:font-name="Montserrat"/>
    </style:style>
    <style:style style:name="P9" style:family="paragraph">
      <style:text-properties style:font-name="Montserrat" fo:font-size="18pt" style:letter-kerning="true" style:font-name-asian="Noto Sans CJK SC" style:font-size-asian="18pt" style:font-name-complex="Lohit Devanagari" style:font-size-complex="18pt"/>
    </style:style>
    <style:style style:name="P10" style:family="paragraph">
      <style:text-properties fo:color="#000000" loext:opacity="100%" style:font-name="Montserrat" fo:font-size="18pt" fo:font-weight="bold" style:letter-kerning="true" fo:background-color="transparent" style:font-name-asian="Noto Sans CJK SC" style:font-size-asian="18pt" style:font-weight-asian="bold" style:font-name-complex="Lohit Devanagari" style:font-size-complex="18pt" style:font-weight-complex="bold"/>
    </style:style>
    <style:style style:name="P11" style:family="paragraph">
      <style:text-properties fo:color="#fee100" loext:opacity="100%" fo:font-weight="bold" fo:background-color="#000000" style:font-weight-asian="bold" style:font-weight-complex="bold"/>
    </style:style>
    <style:style style:name="P12" style:family="paragraph">
      <style:text-properties fo:color="#000000" loext:opacity="100%" style:text-outline="false" fo:font-weight="bold" fo:background-color="transparent" style:font-weight-asian="bold" style:font-weight-complex="bold"/>
    </style:style>
    <style:style style:name="P13" style:family="paragraph">
      <style:paragraph-properties fo:text-align="start"/>
      <style:text-properties fo:color="#fee100" loext:opacity="100%" fo:background-color="#000000"/>
    </style:style>
    <style:style style:name="P14" style:family="paragraph">
      <style:text-properties fo:color="#fee100" loext:opacity="100%" fo:background-color="#000000"/>
    </style:style>
    <style:style style:name="P15" style:family="paragraph">
      <loext:graphic-properties draw:fill="gradient" draw:fill-gradient-name="Gradient_20_42" draw:gradient-step-count="4" draw:opacity="100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style:font-name="Montserrat"/>
    </style:style>
    <style:style style:name="P18" style:family="paragraph">
      <loext:graphic-properties draw:fill="none"/>
      <style:paragraph-properties fo:text-align="center"/>
      <style:text-properties style:font-name="Montserrat"/>
    </style:style>
    <style:style style:name="P19" style:family="paragraph">
      <loext:graphic-properties draw:fill="none"/>
      <style:paragraph-properties fo:text-align="center"/>
      <style:text-properties style:font-name="Montserrat" fo:font-size="21pt" style:font-size-asian="21pt" style:font-size-complex="21pt"/>
    </style:style>
    <style:style style:name="P20" style:family="paragraph">
      <style:paragraph-properties fo:text-align="center"/>
      <style:text-properties style:font-name="Montserrat" fo:font-size="21pt" style:font-size-asian="21pt" style:font-size-complex="21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style:paragraph-properties fo:text-align="center"/>
      <style:text-properties style:font-name="Roboto1"/>
    </style:style>
    <style:style style:name="P23" style:family="paragraph">
      <loext:graphic-properties draw:fill="none"/>
      <style:paragraph-properties fo:text-align="center"/>
      <style:text-properties style:font-name="Roboto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Roboto1" fo:font-weight="bold" style:font-weight-asian="bold" style:font-weight-complex="bold"/>
    </style:style>
    <style:style style:name="T3" style:family="text">
      <style:text-properties style:font-name="Roboto1" fo:font-size="18pt"/>
    </style:style>
    <style:style style:name="T4" style:family="text">
      <style:text-properties style:font-name="Roboto1" fo:font-size="18pt" fo:font-weight="bold" style:font-weight-asian="bold" style:font-weight-complex="bold"/>
    </style:style>
    <style:style style:name="T5" style:family="text">
      <style:text-properties fo:color="#fee100" loext:opacity="100%" fo:font-weight="normal" fo:background-color="#000000" style:font-weight-asian="normal" style:font-weight-complex="normal"/>
    </style:style>
    <style:style style:name="T6" style:family="text">
      <style:text-properties fo:color="#000000" loext:opacity="100%" fo:font-weight="bold" fo:background-color="transparent" style:font-weight-asian="bold" style:font-weight-complex="bold"/>
    </style:style>
    <style:style style:name="T7" style:family="text">
      <style:text-properties style:font-name="Montserra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style:font-name="Montserrat" style:font-name-asian="Montserrat SemiBold1" style:font-name-complex="Montserrat SemiBold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7.849cm" svg:height="15.203cm" svg:x="0.331cm" svg:y="0.7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Revenue Architecture <text:span text:style-name="T1">(Winning By Design)</text:span></text:p>
              </table:table-cell>
              <table:covered-table-cell/>
            </table:table-row>
            <table:table-row table:style-name="ro2">
              <table:table-cell table:style-name="ce2">
                <text:p text:style-name="P2"><text:span text:style-name="T2">What it is</text:span></text:p>
              </table:table-cell>
              <table:table-cell table:style-name="ce3">
                <text:p text:style-name="P3"><text:span text:style-name="T3">A framework developed by Winning by Design that treats revenue generation as a scientific, system-engineering problem rather than a sales artform.</text:span></text:p>
              </table:table-cell>
            </table:table-row>
            <table:table-row table:style-name="ro3">
              <table:table-cell table:style-name="ce4">
                <text:p text:style-name="P3"><text:span text:style-name="T4">Why it matters</text:span></text:p>
              </table:table-cell>
              <table:table-cell table:style-name="ce5">
                <text:p text:style-name="P3"><text:span text:style-name="T3">In complex, recurring revenue businesses, random acts of marketing, sales, and customer service no longer cut it. Growth today demands structured customer journeys, repeatable processes, and leading indicators — all orchestrated around customer impact.</text:span></text:p>
              </table:table-cell>
            </table:table-row>
            <table:table-row table:style-name="ro4">
              <table:table-cell table:style-name="ce4">
                <text:p><text:span text:style-name="T4">Key Principles at a Glance</text:span></text:p>
              </table:table-cell>
              <table:table-cell table:style-name="ce5">
                <text:list text:style-name="L3">
                  <text:list-item>
                    <text:p text:style-name="P4"><text:span text:style-name="T3">Customer Journey as a System: From acquisition to renewal, the journey is engineered — not improvised.</text:span></text:p>
                  </text:list-item>
                  <text:list-item>
                    <text:p text:style-name="P5"><text:span text:style-name="T3">Time-to-Impact Focus: Fast, measurable value delivery beats slow promises.</text:span></text:p>
                  </text:list-item>
                  <text:list-item>
                    <text:p text:style-name="P5"><text:span text:style-name="T3">Role Specialization: Clear ownership across marketing, sales, and success functions.</text:span></text:p>
                  </text:list-item>
                  <text:list-item>
                    <text:p text:style-name="P5"><text:span text:style-name="T3">Recurring Impact &gt; One-Time Revenue: Success isn’t the close; it’s the expansion and retention.</text:span></text:p>
                  </text:list-item>
                  <text:list-item>
                    <text:p text:style-name="P5"><text:span text:style-name="T3">Systems over Superstars: Growth is built on processes, not heroics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layer="layout" svg:width="27.849cm" svg:height="8.344cm" svg:x="0.331cm" svg:y="0.706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4"/>
            <table:table-column table:style-name="co4"/>
            <table:table-row table:style-name="ro1" table:default-cell-style-name="ce7">
              <table:table-cell table:style-name="ce6">
                <text:p text:style-name="P7"><text:span text:style-name="T5">Business Type (B2B)</text:span></text:p>
              </table:table-cell>
              <table:table-cell table:style-name="ce1">
                <text:p text:style-name="P8">Journey Complexity</text:p>
              </table:table-cell>
              <table:table-cell>
                <text:p text:style-name="P9">Customer Lifetime Value Potential</text:p>
              </table:table-cell>
              <table:table-cell>
                <text:p text:style-name="P9">Customer Centricity / Lifecycle Impact</text:p>
              </table:table-cell>
              <table:table-cell table:style-name="ce8">
                <text:p text:style-name="P10"><text:span text:style-name="T6">Fit For Revenue Architecture</text:span></text:p>
              </table:table-cell>
            </table:table-row>
            <table:table-row table:style-name="ro5" table:default-cell-style-name="ce3">
              <table:table-cell table:style-name="ce9">
                <text:p text:style-name="P11"><text:span text:style-name="T3">Enterprise SaaS</text:span></text:p>
              </table:table-cell>
              <table:table-cell>
                <text:p>High</text:p>
              </table:table-cell>
              <table:table-cell>
                <text:p>High</text:p>
              </table:table-cell>
              <table:table-cell>
                <text:p>High</text:p>
              </table:table-cell>
              <table:table-cell table:style-name="ce10">
                <text:p text:style-name="P12">Very High</text:p>
              </table:table-cell>
            </table:table-row>
            <table:table-row table:style-name="ro6" table:default-cell-style-name="ce3">
              <table:table-cell table:style-name="ce11">
                <text:p text:style-name="P13"><text:span text:style-name="T4">Industrial</text:span></text:p>
              </table:table-cell>
              <table:table-cell table:style-name="ce5">
                <text:p>High</text:p>
              </table:table-cell>
              <table:table-cell>
                <text:p>Medium to High</text:p>
              </table:table-cell>
              <table:table-cell>
                <text:p>High</text:p>
              </table:table-cell>
              <table:table-cell table:style-name="ce10">
                <text:p text:style-name="P12">Very High</text:p>
              </table:table-cell>
            </table:table-row>
            <table:table-row table:style-name="ro7" table:default-cell-style-name="ce3">
              <table:table-cell table:style-name="ce12">
                <text:p text:style-name="P14"><text:span text:style-name="T4">Professional Services</text:span></text:p>
              </table:table-cell>
              <table:table-cell table:style-name="ce5">
                <text:p>High</text:p>
              </table:table-cell>
              <table:table-cell>
                <text:p>Medium</text:p>
              </table:table-cell>
              <table:table-cell>
                <text:p>High</text:p>
              </table:table-cell>
              <table:table-cell table:style-name="ce10">
                <text:p text:style-name="P12">High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" draw:text-style-name="P15" draw:layer="layout" svg:width="6.985cm" svg:height="6.35cm" svg:x="11.429cm" svg:y="3.8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4" draw:text-style-name="P16" draw:layer="layout" svg:x1="11.43cm" svg:y1="10.16cm" svg:x2="11.43cm" svg:y2="2.54cm">
          <text:p/>
        </draw:line>
        <draw:line draw:style-name="gr4" draw:text-style-name="P16" draw:layer="layout" svg:x1="11.43cm" svg:y1="10.16cm" svg:x2="19.685cm" svg:y2="10.16cm">
          <text:p/>
        </draw:line>
        <draw:custom-shape draw:style-name="gr5" draw:text-style-name="P18" draw:layer="layout" svg:width="6.35cm" svg:height="1.27cm" draw:transform="rotate (1.5707963267949) translate (9.525cm 10.225cm)">
          <text:p text:style-name="P17">Customer Journey Complexity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6.75cm" svg:height="1.35cm" svg:x="11.665cm" svg:y="10.455cm">
          <text:p text:style-name="P17"><text:span text:style-name="T7">Customer Lifetime Value Potential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1.27cm" svg:height="1.27cm" svg:x="18.415cm" svg:y="10.46cm">
          <text:p text:style-name="P17"><text:span text:style-name="T8">+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27cm" svg:height="1.27cm" svg:x="9.96cm" svg:y="10.46cm">
          <text:p text:style-name="P17"><text:span text:style-name="T9">–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1.27cm" svg:height="1.27cm" svg:x="9.56cm" svg:y="2.54cm">
          <text:p text:style-name="P20"><text:span text:style-name="T7">+</text:span></text:p>
          <draw:enhanced-geometry svg:viewBox="0 0 21600 21600" draw:type="rectangle" draw:enhanced-path="M 0 0 L 21600 0 21600 21600 0 21600 0 0 Z N"/>
        </draw:custom-shape>
        <draw:line draw:style-name="gr8" draw:text-style-name="P21" draw:layer="layout" svg:x1="13.735cm" svg:y1="8.455cm" svg:x2="17.545cm" svg:y2="4.645cm">
          <text:p/>
        </draw:line>
        <draw:custom-shape draw:style-name="gr9" draw:text-style-name="P23" draw:layer="layout" svg:width="4.522cm" svg:height="1.27cm" draw:transform="rotate (0.814894227756153) translate (13.561cm 7.771cm)">
          <text:p text:style-name="P22">More Structure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Montserrat SemiBold" svg:font-family="'Montserrat SemiBold'" style:font-adornments="Regular" style:font-pitch="variable"/>
    <style:font-face style:name="Montserrat SemiBold1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radial" draw:cx="100%" draw:cy="0%" draw:start-color="#ffffff" draw:end-color="#fee100" draw:start-intensity="100%" draw:end-intensity="100%" draw:border="0%">
      <loext:gradient-stop svg:offset="0" loext:color-type="rgb" loext:color-value="#ffffff"/>
      <loext:gradient-stop svg:offset="1" loext:color-type="rgb" loext:color-value="#fee100"/>
    </draw:gradient>
    <draw:gradient draw:name="Gradient_20_2" draw:display-name="Gradient 2" draw:style="linear" draw:start-color="#fee100" draw:end-color="#ffffff" draw:start-intensity="100%" draw:end-intensity="100%" draw:angle="30deg" draw:border="0%">
      <loext:gradient-stop svg:offset="0" loext:color-type="rgb" loext:color-value="#fee100"/>
      <loext:gradient-stop svg:offset="1" loext:color-type="rgb" loext:color-value="#ffffff"/>
    </draw:gradient>
    <draw:gradient draw:name="Gradient_20_42" draw:display-name="Gradient 42" draw:style="linear" draw:start-color="#fee100" draw:end-color="#ffffff" draw:start-intensity="100%" draw:end-intensity="100%" draw:angle="318deg" draw:border="0%">
      <loext:gradient-stop svg:offset="0" loext:color-type="rgb" loext:color-value="#fee100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17:18:56.289864337</meta:creation-date>
    <meta:editing-duration>PT18H42M55S</meta:editing-duration>
    <meta:editing-cycles>7</meta:editing-cycles>
    <meta:generator>LibreOffice/25.2.2.2$Linux_X86_64 LibreOffice_project/520$Build-2</meta:generator>
    <dc:date>2025-06-05T12:10:08.906930368</dc:date>
    <meta:document-statistic meta:object-count="39"/>
  </office:meta>
</office:document-meta>
</file>